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opacity="80%" draw:opacity="36%" draw:textarea-horizontal-align="justify" draw:textarea-vertical-align="middle" draw:auto-grow-height="false" fo:min-height="3.75cm" fo:min-width="6.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opacity="36%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3465a4" loext:opacity="100%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3465a4" loext:opacity="100%" fo:font-size="11pt" style:font-size-asian="11pt" style:font-size-complex="11pt"/>
    </style:style>
    <style:style style:name="T3" style:family="text">
      <style:text-properties fo:color="#3465a4" loext:opacity="100%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cm" svg:y1="4cm" svg:x2="27cm" svg:y2="4cm">
          <text:p/>
        </draw:line>
        <draw:frame draw:style-name="gr2" draw:text-style-name="P2" draw:layer="layout" svg:width="26.617cm" svg:height="1.673cm" svg:x="0.983cm" svg:y="2.688cm">
          <draw:text-box>
            <text:p>13 <text:s text:c="9"/>14 <text:s text:c="9"/>15 <text:s text:c="9"/>16 <text:s text:c="9"/>17 <text:s text:c="9"/>18 <text:s text:c="9"/>19 <text:s text:c="9"/>20 <text:s text:c="9"/>21 <text:s text:c="9"/>22 <text:s text:c="9"/>23</text:p>
            <text:p><text:s text:c="2"/>. <text:s text:c="11"/>. <text:s text:c="13"/>. <text:s text:c="11"/>. <text:s text:c="12"/>. <text:s text:c="12"/>. <text:s text:c="12"/>. <text:s text:c="12"/>. <text:s text:c="12"/>. <text:s text:c="12"/>. <text:s text:c="12"/>.</text:p>
          </draw:text-box>
        </draw:frame>
        <draw:ellipse draw:style-name="gr3" draw:text-style-name="P3" draw:layer="layout" svg:width="5cm" svg:height="1.5cm" svg:x="4cm" svg:y="4cm" draw:kind="arc" draw:start-angle="181.16" draw:end-angle="3.44">
          <text:p/>
        </draw:ellipse>
        <draw:ellipse draw:style-name="gr3" draw:text-style-name="P3" draw:layer="layout" svg:width="4cm" svg:height="1.5cm" svg:x="9cm" svg:y="4.001cm" draw:kind="arc" draw:start-angle="181.16" draw:end-angle="3.44">
          <text:p/>
        </draw:ellipse>
        <draw:ellipse draw:style-name="gr3" draw:text-style-name="P3" draw:layer="layout" svg:width="3.5cm" svg:height="1.5cm" svg:x="13cm" svg:y="4cm" draw:kind="arc" draw:start-angle="181.16" draw:end-angle="3.44">
          <text:p/>
        </draw:ellipse>
        <draw:custom-shape draw:style-name="gr4" draw:text-style-name="P4" draw:layer="layout" svg:width="7.1cm" svg:height="4cm" svg:x="20.5cm" svg:y="2cm">
          <text:p/>
          <draw:enhanced-geometry svg:viewBox="0 0 21600 21600" draw:type="rectangle" draw:enhanced-path="M 0 0 L 21600 0 21600 21600 0 21600 0 0 Z N"/>
        </draw:custom-shape>
        <draw:ellipse draw:style-name="gr3" draw:text-style-name="P3" draw:layer="layout" svg:width="3.5cm" svg:height="1.5cm" svg:x="16.5cm" svg:y="4.001cm" draw:kind="arc" draw:start-angle="181.16" draw:end-angle="3.44">
          <text:p/>
        </draw:ellipse>
        <draw:frame draw:style-name="gr5" draw:text-style-name="P5" draw:layer="layout" svg:width="3.5cm" svg:height="1.115cm" svg:x="4.9cm" svg:y="5.585cm">
          <draw:text-box>
            <text:p text:style-name="P3"><text:span text:style-name="T1">- MVP implementation</text:span></text:p>
          </draw:text-box>
        </draw:frame>
        <draw:frame draw:style-name="gr6" draw:text-style-name="P5" draw:layer="layout" svg:width="3.5cm" svg:height="1.979cm" svg:x="9.2cm" svg:y="5.586cm">
          <draw:text-box>
            <text:p text:style-name="P3"><text:span text:style-name="T1">- Version 2 implementation</text:span></text:p>
            <text:p text:style-name="P3"><text:span text:style-name="T1">(without user feedback)</text:span></text:p>
          </draw:text-box>
        </draw:frame>
        <draw:frame draw:style-name="gr6" draw:text-style-name="P5" draw:layer="layout" svg:width="3.5cm" svg:height="1.979cm" svg:x="13.2cm" svg:y="5.587cm">
          <draw:text-box>
            <text:p text:style-name="P3"><text:span text:style-name="T1">- Version 3 implementation</text:span></text:p>
            <text:p text:style-name="P3"><text:span text:style-name="T1">(with user feedback)</text:span></text:p>
          </draw:text-box>
        </draw:frame>
        <draw:frame draw:style-name="gr6" draw:text-style-name="P5" draw:layer="layout" svg:width="3.5cm" svg:height="1.979cm" svg:x="16.7cm" svg:y="5.588cm">
          <draw:text-box>
            <text:p text:style-name="P3"><text:span text:style-name="T1">- Version 4 implementation</text:span></text:p>
            <text:p text:style-name="P3"><text:span text:style-name="T1">- User feedback analysis</text:span></text:p>
          </draw:text-box>
        </draw:frame>
        <draw:frame draw:style-name="gr7" draw:text-style-name="P6" draw:layer="layout" svg:width="3.5cm" svg:height="0.683cm" svg:x="7.3cm" svg:y="3.4cm">
          <draw:text-box>
            <text:p text:style-name="P3"><text:span text:style-name="T2">MVP release</text:span></text:p>
          </draw:text-box>
        </draw:frame>
        <draw:frame draw:style-name="gr7" draw:text-style-name="P6" draw:layer="layout" svg:width="3.5cm" svg:height="0.683cm" svg:x="11cm" svg:y="3.401cm">
          <draw:text-box>
            <text:p text:style-name="P3"><text:span text:style-name="T2">ver2 release</text:span></text:p>
          </draw:text-box>
        </draw:frame>
        <draw:frame draw:style-name="gr7" draw:text-style-name="P6" draw:layer="layout" svg:width="3.5cm" svg:height="0.683cm" svg:x="14.7cm" svg:y="3.402cm">
          <draw:text-box>
            <text:p text:style-name="P3"><text:span text:style-name="T2">ver3 release</text:span></text:p>
          </draw:text-box>
        </draw:frame>
        <draw:frame draw:style-name="gr8" draw:text-style-name="P6" draw:layer="layout" svg:width="4.9cm" svg:height="1.547cm" svg:x="18.6cm" svg:y="3.403cm">
          <draw:text-box>
            <text:p text:style-name="P3"><text:span text:style-name="T2">ver4 release</text:span></text:p>
            <text:p text:style-name="P3"><text:span text:style-name="T3"/></text:p>
            <text:p text:style-name="P3"><text:span text:style-name="T2">finalise dissertation</text:span></text:p>
          </draw:text-box>
        </draw:frame>
        <draw:frame draw:style-name="gr5" draw:text-style-name="P6" draw:layer="layout" svg:width="6cm" svg:height="1.115cm" svg:x="21cm" svg:y="1.885cm">
          <draw:text-box>
            <text:p text:style-name="P3"><text:span text:style-name="T2">2 weeks spare time for exceptional circumstanc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cm" svg:y1="4cm" svg:x2="27cm" svg:y2="4cm">
          <text:p/>
        </draw:line>
        <draw:frame draw:style-name="gr2" draw:text-style-name="P2" draw:layer="layout" svg:width="26.617cm" svg:height="1.673cm" svg:x="0.983cm" svg:y="2.688cm">
          <draw:text-box>
            <text:p>13 <text:s text:c="9"/>14 <text:s text:c="9"/>15 <text:s text:c="9"/>16 <text:s text:c="9"/>17 <text:s text:c="9"/>18 <text:s text:c="9"/>19 <text:s text:c="9"/>20 <text:s text:c="9"/>21 <text:s text:c="9"/>22 <text:s text:c="9"/>23</text:p>
            <text:p><text:s text:c="2"/>. <text:s text:c="11"/>. <text:s text:c="13"/>. <text:s text:c="11"/>. <text:s text:c="12"/>. <text:s text:c="12"/>. <text:s text:c="12"/>. <text:s text:c="12"/>. <text:s text:c="12"/>. <text:s text:c="12"/>. <text:s text:c="12"/>.</text:p>
          </draw:text-box>
        </draw:frame>
        <draw:ellipse draw:style-name="gr3" draw:text-style-name="P3" draw:layer="layout" svg:width="7.501cm" svg:height="1.5cm" svg:x="3.999cm" svg:y="4cm" draw:kind="arc" draw:start-angle="181.16" draw:end-angle="3.44">
          <text:p/>
        </draw:ellipse>
        <draw:ellipse draw:style-name="gr3" draw:text-style-name="P3" draw:layer="layout" svg:width="5.001cm" svg:height="1.5cm" draw:transform="rotate (0.000174532925199433) translate (11.499cm 4.002cm)" draw:kind="arc" draw:start-angle="181.16" draw:end-angle="3.44">
          <text:p/>
        </draw:ellipse>
        <draw:ellipse draw:style-name="gr3" draw:text-style-name="P3" draw:layer="layout" svg:width="4.9cm" svg:height="1.5cm" svg:x="19cm" svg:y="4cm" draw:kind="arc" draw:start-angle="181.16" draw:end-angle="3.44">
          <text:p/>
        </draw:ellipse>
        <draw:frame draw:style-name="gr5" draw:text-style-name="P5" draw:layer="layout" svg:width="3.5cm" svg:height="1.115cm" svg:x="6cm" svg:y="5.785cm">
          <draw:text-box>
            <text:p text:style-name="P3"><text:span text:style-name="T1">- MVP implementation</text:span></text:p>
          </draw:text-box>
        </draw:frame>
        <draw:frame draw:style-name="gr10" draw:text-style-name="P5" draw:layer="layout" svg:width="3.5cm" svg:height="2.843cm" svg:x="12.2cm" svg:y="5.586cm">
          <draw:text-box>
            <text:p text:style-name="P3"><text:span text:style-name="T1">- Version 2 implementation</text:span></text:p>
            <text:p text:style-name="P3"><text:span text:style-name="T1">(without user feedback)</text:span></text:p>
            <text:p text:style-name="P3"><text:span text:style-name="T1">- collect user feedbacks</text:span></text:p>
          </draw:text-box>
        </draw:frame>
        <draw:frame draw:style-name="gr6" draw:text-style-name="P5" draw:layer="layout" svg:width="3.5cm" svg:height="1.979cm" svg:x="19.636cm" svg:y="5.587cm">
          <draw:text-box>
            <text:p text:style-name="P3"><text:span text:style-name="T1">- Version 3 implementation</text:span></text:p>
            <text:p text:style-name="P3"><text:span text:style-name="T1">(with user feedback)</text:span></text:p>
          </draw:text-box>
        </draw:frame>
        <draw:frame draw:style-name="gr7" draw:text-style-name="P6" draw:layer="layout" svg:width="3.5cm" svg:height="0.683cm" svg:x="10cm" svg:y="3.317cm">
          <draw:text-box>
            <text:p text:style-name="P3"><text:span text:style-name="T2">MVP release</text:span></text:p>
          </draw:text-box>
        </draw:frame>
        <draw:frame draw:style-name="gr7" draw:text-style-name="P6" draw:layer="layout" svg:width="3.5cm" svg:height="0.683cm" svg:x="14.7cm" svg:y="3.302cm">
          <draw:text-box>
            <text:p text:style-name="P3"><text:span text:style-name="T2">ver2 release</text:span></text:p>
          </draw:text-box>
        </draw:frame>
        <draw:frame draw:style-name="gr7" draw:text-style-name="P6" draw:layer="layout" svg:width="3.5cm" svg:height="0.683cm" svg:x="22cm" svg:y="4.1cm">
          <draw:text-box>
            <text:p text:style-name="P3"><text:span text:style-name="T2">ver3 release</text:span></text:p>
          </draw:text-box>
        </draw:frame>
        <draw:frame draw:style-name="gr11" draw:text-style-name="P6" draw:layer="layout" svg:width="4.9cm" svg:height="0.747cm" svg:x="22.7cm" svg:y="3.353cm">
          <draw:text-box>
            <text:p text:style-name="P3"><text:span text:style-name="T2">finalise dissert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placeholder="true">
          <draw:text-box/>
        </draw:frame>
        <draw:frame presentation:style-name="pr3" draw:text-style-name="P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5T01:37:33.823139457</meta:creation-date>
    <dc:date>2024-02-08T12:20:51.348995381</dc:date>
    <meta:editing-duration>PT18H44M8S</meta:editing-duration>
    <meta:editing-cycles>4</meta:editing-cycles>
    <meta:generator>LibreOffice/7.3.7.2$Linux_X86_64 LibreOffice_project/30$Build-2</meta:generator>
    <meta:document-statistic meta:object-count="57"/>
  </office:meta>
</office:document-meta>
</file>